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objectwithoutfill">
      <style:graphic-properties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10" style:family="graphic" style:parent-style-name="objectwithoutfill">
      <style:graphic-properties svg:stroke-width="0.053cm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11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="" draw:marker-start-width="0.279cm" draw:marker-end="Symmetric_20_Arrow" draw:marker-end-width="0.379cm" svg:stroke-opacity="100%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rial"/>
    </style:style>
    <style:style style:name="P2" style:family="paragraph">
      <style:paragraph-properties fo:text-align="center"/>
      <style:text-properties style:font-name="Arial"/>
    </style:style>
    <style:style style:name="P3" style:family="paragraph">
      <style:paragraph-properties fo:text-align="start"/>
      <style:text-properties style:font-name="Arial"/>
    </style:style>
    <style:style style:name="P4" style:family="paragraph">
      <style:paragraph-properties fo:text-align="center"/>
    </style:style>
    <style:style style:name="T1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xml:id="id3" draw:id="id3" draw:layer="layout" svg:width="4cm" svg:height="1cm" svg:x="10.6cm" svg:y="5.4cm">
          <draw:text-box>
            <text:p text:style-name="P1"><text:span text:style-name="T1">Game start</text:span></text:p>
          </draw:text-box>
        </draw:frame>
        <draw:frame draw:style-name="gr2" draw:text-style-name="P1" xml:id="id4" draw:id="id4" draw:layer="layout" svg:width="3.99cm" svg:height="0.963cm" svg:x="10.6cm" svg:y="7.238cm">
          <draw:text-box>
            <text:p text:style-name="P1"><text:span text:style-name="T1">Game menu</text:span></text:p>
          </draw:text-box>
        </draw:frame>
        <draw:frame draw:style-name="gr3" draw:text-style-name="P2" xml:id="id1" draw:id="id1" draw:layer="layout" svg:width="3.2cm" svg:height="1.873cm" svg:x="11cm" svg:y="10.727cm">
          <draw:text-box>
            <text:p text:style-name="P2"><text:span text:style-name="T1">Generate </text:span></text:p>
            <text:p text:style-name="P2"><text:span text:style-name="T1">dungeon</text:span></text:p>
          </draw:text-box>
        </draw:frame>
        <draw:frame draw:style-name="gr4" draw:text-style-name="P1" xml:id="id6" draw:id="id6" draw:layer="layout" svg:width="4cm" svg:height="0.963cm" svg:x="10.6cm" svg:y="16.2cm">
          <draw:text-box>
            <text:p text:style-name="P1"><text:span text:style-name="T1">Game over</text:span></text:p>
          </draw:text-box>
        </draw:frame>
        <draw:frame draw:style-name="gr5" draw:text-style-name="P3" xml:id="id2" draw:id="id2" draw:layer="layout" svg:width="3.038cm" svg:height="1.675cm" svg:x="11.081cm" svg:y="13.327cm">
          <draw:text-box>
            <text:p text:style-name="P2"><text:span text:style-name="T1">Play</text:span></text:p>
            <text:p text:style-name="P3"><text:span text:style-name="T1">dungeon</text:span></text:p>
          </draw:text-box>
        </draw:frame>
        <draw:connector draw:style-name="gr6" draw:text-style-name="P4" draw:layer="layout" svg:x1="12.6cm" svg:y1="12.6cm" svg:x2="12.6cm" svg:y2="13.327cm" draw:start-shape="id1" draw:start-glue-point="2" draw:end-shape="id2" svg:d="M12600 12600v727" svg:viewBox="0 0 1 728">
          <text:p/>
        </draw:connector>
        <draw:connector draw:style-name="gr7" draw:text-style-name="P4" draw:layer="layout" svg:x1="12.602cm" svg:y1="15.495cm" svg:x2="12.604cm" svg:y2="16.171cm" svg:d="M12602 15495v338h2v338" svg:viewBox="0 0 3 677">
          <text:p/>
        </draw:connector>
        <draw:frame draw:style-name="gr8" draw:text-style-name="P4" xml:id="id5" draw:id="id5" draw:layer="layout" svg:width="2cm" svg:height="0.967cm" svg:x="11.6cm" svg:y="9cm">
          <draw:text-box>
            <text:p text:style-name="P4"><text:s/><text:span text:style-name="T1">Intro</text:span></text:p>
          </draw:text-box>
        </draw:frame>
        <draw:frame draw:style-name="gr9" draw:text-style-name="P2" xml:id="id7" draw:id="id7" draw:layer="layout" svg:width="3.2cm" svg:height="1.057cm" svg:x="15.6cm" svg:y="11.14cm">
          <draw:text-box>
            <text:p text:style-name="P2"><text:span text:style-name="T1">Cutscene</text:span></text:p>
          </draw:text-box>
        </draw:frame>
        <draw:connector draw:style-name="gr7" draw:text-style-name="P4" draw:layer="layout" svg:x1="12.6cm" svg:y1="6.4cm" svg:x2="12.595cm" svg:y2="7.238cm" draw:start-shape="id3" draw:start-glue-point="2" draw:end-shape="id4" draw:end-glue-point="0" svg:d="M12600 6400v419h-5v419" svg:viewBox="0 0 6 839">
          <text:p/>
        </draw:connector>
        <draw:connector draw:style-name="gr10" draw:text-style-name="P4" draw:layer="layout" svg:x1="12.599cm" svg:y1="8.233cm" svg:x2="12.6cm" svg:y2="9cm" draw:end-shape="id5" draw:end-glue-point="0" svg:d="M12599 8233v134h1v633" svg:viewBox="0 0 2 768">
          <text:p/>
        </draw:connector>
        <draw:connector draw:style-name="gr11" draw:text-style-name="P4" draw:layer="layout" svg:x1="15.547cm" svg:y1="11.663cm" svg:x2="14.2cm" svg:y2="11.663cm" draw:end-shape="id1" draw:end-glue-point="1" svg:d="M15547 11663h-1347" svg:viewBox="0 0 1348 1">
          <text:p text:style-name="P4"/>
        </draw:connector>
        <draw:connector draw:style-name="gr12" draw:text-style-name="P4" draw:layer="layout" svg:x1="12.6cm" svg:y1="9.967cm" svg:x2="12.6cm" svg:y2="10.727cm" draw:start-shape="id5" draw:start-glue-point="2" draw:end-shape="id1" draw:end-glue-point="0" svg:d="M12600 9967v760" svg:viewBox="0 0 1 761">
          <text:p/>
        </draw:connector>
        <draw:connector draw:style-name="gr7" draw:text-style-name="P4" draw:layer="layout" svg:x1="14.59cm" svg:y1="7.719cm" svg:x2="14.119cm" svg:y2="14.164cm" draw:start-shape="id4" draw:start-glue-point="1" draw:end-shape="id2" draw:end-glue-point="1" svg:d="M14590 7719h500v6445h-971" svg:viewBox="0 0 972 6446">
          <text:p/>
        </draw:connector>
        <draw:connector draw:style-name="gr7" draw:text-style-name="P4" draw:layer="layout" svg:x1="12.6cm" svg:y1="17.163cm" svg:x2="9.601cm" svg:y2="14.325cm" draw:start-shape="id6" draw:start-glue-point="2" svg:d="M12600 17163v500h-2999v-3338" svg:viewBox="0 0 3000 3339">
          <text:p/>
        </draw:connector>
        <draw:connector draw:style-name="gr7" draw:text-style-name="P4" draw:layer="layout" draw:line-skew="-0.5cm" svg:x1="11.081cm" svg:y1="14.164cm" svg:x2="10.6cm" svg:y2="7.719cm" draw:start-shape="id2" draw:start-glue-point="3" draw:end-shape="id4" draw:end-glue-point="3" svg:d="M11081 14164h-1481v-6445h1000" svg:viewBox="0 0 1482 6446">
          <text:p/>
        </draw:connector>
        <draw:connector draw:style-name="gr13" draw:text-style-name="P4" draw:layer="layout" draw:line-skew="-0.1cm 0.3cm" svg:x1="12.6cm" svg:y1="15.002cm" svg:x2="18.8cm" svg:y2="11.668cm" draw:start-shape="id2" draw:start-glue-point="2" draw:end-shape="id7" draw:end-glue-point="1" svg:d="M12600 15002v400h7000v-3734h-800" svg:viewBox="0 0 7001 3735">
          <text:p text:style-name="P4"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1T11:55:17.614000000</meta:creation-date>
    <dc:date>2015-04-01T13:33:35.589000000</dc:date>
    <meta:editing-duration>PT6M19S</meta:editing-duration>
    <meta:editing-cycles>1</meta:editing-cycles>
    <meta:document-statistic meta:object-count="40"/>
    <meta:generator>LibreOffice/4.3.2.2$Windows_x86 LibreOffice_project/edfb5295ba211bd31ad47d0bad0118690f76407d</meta:generator>
  </office:meta>
</office:document-meta>
</file>